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Liberation Serif" fo:font-size="12pt" officeooo:paragraph-rsid="0018ed42" style:font-size-asian="12pt" style:font-size-complex="12pt"/>
    </style:style>
    <style:style style:name="P2" style:family="paragraph" style:parent-style-name="Standard">
      <style:paragraph-properties style:writing-mode="lr-tb"/>
      <style:text-properties style:font-name="Liberation Serif" fo:font-size="12pt" fo:font-weight="bold" officeooo:paragraph-rsid="0018ed4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normal" officeooo:rsid="00124aef" officeooo:paragraph-rsid="0018ed4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writing-mode="lr-tb"/>
      <style:text-properties fo:font-size="12pt" officeooo:paragraph-rsid="0018ed42"/>
    </style:style>
    <style:style style:name="P5" style:family="paragraph" style:parent-style-name="Standard">
      <style:paragraph-properties style:writing-mode="lr-tb"/>
      <style:text-properties officeooo:paragraph-rsid="0018ed42"/>
    </style:style>
    <style:style style:name="P6" style:family="paragraph" style:parent-style-name="Standard">
      <style:paragraph-properties style:writing-mode="lr-tb"/>
      <style:text-properties fo:font-size="12pt" officeooo:paragraph-rsid="001a9fe6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bold" officeooo:rsid="0017edc1" officeooo:paragraph-rsid="001a9fe6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bold" officeooo:paragraph-rsid="001a9fe6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writing-mode="lr-tb"/>
      <style:text-properties style:font-name="Liberation Serif" fo:font-size="12pt" fo:font-weight="bold" officeooo:paragraph-rsid="001a9fe6" style:font-size-asian="12pt" style:font-weight-asian="bold" style:font-size-complex="12pt" style:font-weight-complex="bold"/>
    </style:style>
    <style:style style:name="P10" style:family="paragraph" style:parent-style-name="Standard">
      <style:paragraph-properties style:writing-mode="lr-tb"/>
      <style:text-properties style:font-name="Liberation Serif" fo:font-size="12pt" officeooo:paragraph-rsid="001a9fe6" style:font-size-asian="12pt" style:font-size-complex="12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Liberation Serif" fo:font-size="12pt" fo:font-weight="normal" officeooo:rsid="00124aef" officeooo:paragraph-rsid="001a9fe6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Liberation Serif" fo:font-size="14pt" officeooo:paragraph-rsid="001a9fe6" style:font-size-asian="12.25pt" style:font-size-complex="14pt"/>
    </style:style>
    <style:style style:name="P13" style:family="paragraph" style:parent-style-name="Standard">
      <style:paragraph-properties style:writing-mode="lr-tb"/>
      <style:text-properties officeooo:paragraph-rsid="001a9fe6"/>
    </style:style>
    <style:style style:name="T1" style:family="text">
      <style:text-properties style:font-name="Liberation Serif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3bf54" style:font-size-asian="12pt" style:font-size-complex="12pt"/>
    </style:style>
    <style:style style:name="T4" style:family="text">
      <style:text-properties style:font-name="Liberation Serif" style:font-size-asian="12pt" style:font-size-complex="12pt"/>
    </style:style>
    <style:style style:name="T5" style:family="text">
      <style:text-properties style:font-name="Liberation Serif" fo:font-weight="normal" officeooo:rsid="00172e89" style:font-weight-asian="normal" style:font-weight-complex="normal"/>
    </style:style>
    <style:style style:name="T6" style:family="text">
      <style:text-properties fo:font-weight="normal" officeooo:rsid="000da724" style:font-weight-asian="normal" style:font-weight-complex="normal"/>
    </style:style>
    <style:style style:name="T7" style:family="text">
      <style:text-properties fo:font-weight="normal" officeooo:rsid="0038fa66" style:font-weight-asian="normal" style:font-weight-complex="normal"/>
    </style:style>
    <style:style style:name="T8" style:family="text">
      <style:text-properties fo:font-weight="bold" officeooo:rsid="001c0066" style:font-weight-asian="bold" style:font-weight-complex="bold"/>
    </style:style>
    <style:style style:name="T9" style:family="text">
      <style:text-properties fo:font-weight="bold" officeooo:rsid="001d9460" style:font-weight-asian="bold" style:font-weight-complex="bold"/>
    </style:style>
    <style:style style:name="T10" style:family="text">
      <style:text-properties officeooo:rsid="000da724"/>
    </style:style>
    <style:style style:name="T11" style:family="text">
      <style:text-properties officeooo:rsid="0013bf54"/>
    </style:style>
    <style:style style:name="T12" style:family="text">
      <style:text-properties officeooo:rsid="00172e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8">Use case diagram: config the </text:span><text:span text:style-name="T9">graph </text:span></text:p>
      <text:p text:style-name="P6"><text:span text:style-name="T1">Description:</text:span><text:span text:style-name="T4"> The user can change the size of the nodes of the Graph, as well as the color of the</text:span></text:p>
      <text:p text:style-name="P10">background, edges and nodes.</text:p>
      <text:p text:style-name="P10"/>
      <text:p text:style-name="P6"><text:span text:style-name="T1">Actors: </text:span><text:span text:style-name="T4">The User</text:span></text:p>
      <text:p text:style-name="P10"/>
      <text:p text:style-name="P6"><text:span text:style-name="T1">Preconditions:</text:span><text:span text:style-name="T4"> The application is running.</text:span></text:p>
      <text:p text:style-name="P10"/>
      <text:p text:style-name="P6"><text:span text:style-name="T1">Postconditions: </text:span><text:span text:style-name="T4">The colors of the scene and the size of the nodes are set and saved as chosen.</text:span></text:p>
      <text:p text:style-name="P10"/>
      <text:p text:style-name="P9">Main scenario:</text:p>
      <text:p text:style-name="P10">1. The “Config” tab is clicked.</text:p>
      <text:p text:style-name="P13"><text:span text:style-name="T3">2. </text:span><text:span text:style-name="T2">T</text:span><text:span text:style-name="T3">he list of changeable components appears</text:span><text:span text:style-name="T2"> with the fields filled with current settings:</text:span></text:p>
      <text:p text:style-name="P10"><text:tab/>• Node radius: with an input field. The field accepts only positive numbers <text:span text:style-name="T10">in range from 50 to 150.</text:span></text:p>
      <text:p text:style-name="P10"><text:tab/>• <text:span text:style-name="T11">Background</text:span> <text:span text:style-name="T11">color:</text:span> with a list field, containing possible colors.</text:p>
      <text:p text:style-name="P10"><text:tab/>• <text:span text:style-name="T11">Node</text:span> color: with a list field, containing possible colors.</text:p>
      <text:p text:style-name="P10"><text:tab/>• Edge color: a list field, containing possible colors.</text:p>
      <text:p text:style-name="P10"><text:span text:style-name="T11">3. </text:span><text:s/>By clicking the “<text:span text:style-name="T11">Save</text:span>” button, the user saves the changes and the scene is colored</text:p>
      <text:p text:style-name="P11">accordingly.</text:p>
      <text:p text:style-name="P8"/>
      <text:p text:style-name="P9">Alternative scenarios: / </text:p>
      <text:p text:style-name="P10"/>
      <text:p text:style-name="P7"><text:span text:style-name="Default_20_Paragraph_20_Font">Additional information: <text:s/></text:span><text:span text:style-name="Default_20_Paragraph_20_Font"><text:span text:style-name="T6">The default settings are as follows: Node radius is set to 50, edge color is set to black, background color is set to off white and node color is set to white. </text:span></text:span><text:span text:style-name="Default_20_Paragraph_20_Font"><text:span text:style-name="T7">It is not possible to set node radius below or above the values that were described in the step 2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22:15:35.378664769</meta:creation-date>
    <dc:date>2022-12-31T16:00:44.957728150</dc:date>
    <meta:editing-duration>PT3M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200" meta:character-count="1137" meta:non-whitespace-character-count="946"/>
  </office:meta>
</office:document-meta>
</file>